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/>
    </style:style>
    <style:style style:name="T2" style:family="text">
      <style:text-properties fo:language="en" fo:country="US"/>
    </style:style>
    <style:style style:name="P2" style:family="paragraph" style:parent-style-name="Normal">
      <style:text-properties fo:color="#000000" style:font-name="Times New Roman" fo:font-size="12pt" fo:language="en" fo:country="US" fo:font-weight="normal"/>
    </style:style>
    <style:style style:name="P1" style:family="paragraph" style:parent-style-name="Heading 2">
      <style:text-properties fo:language="en" fo:country="US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Heading 1">UC: Add layer.</text:p>
        <text:p text:style-name="Normal"/>
        <text:p text:style-name="Heading 2">Usage:</text:p>
        <text:p text:style-name="Normal">Todo ...</text:p>
        <text:p text:style-name="Normal"/>
        <text:p text:style-name="Heading 2">Menu:</text:p>
        <text:p text:style-name="Normal">Todo ...</text:p>
        <text:p text:style-name="Normal"/>
        <text:p text:style-name="Heading 2">Command:</text:p>
        <text:p text:style-name="Normal">Todo ...</text:p>
        <text:p text:style-name="Normal"/>
        <text:p text:style-name="Heading 2">Precondition:</text:p>
        <text:p text:style-name="Normal"><text:span text:style-name="T1">Todo ...</text:span></text:p>
        <text:p text:style-name="Normal"/>
        <text:p text:style-name="P1">Postcondition:</text:p>
        <text:p text:style-name="P2"><text:span text:style-name="T1">Todo ...</text:span></text:p>
        <text:p text:style-name="P2"/>
        <text:p text:style-name="P1"><text:span text:style-name="T2">Description:</text:span></text:p>
        <text:p text:style-name="P2"><text:span text:style-name="T1">Todo ...</text:span></text:p>
        <text:p text:style-name="P2"/>
        <text:p text:style-name="P2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